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ourier New" fo:font-size="12pt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ourier New1" fo:font-size="12pt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X</text:p>
          </table:table-cell>
          <table:table-cell office:value-type="string">
            <text:p>R</text:p>
          </table:table-cell>
          <table:table-cell table:style-name="ce2" office:value-type="string">
            <text:p>Θ</text:p>
          </table:table-cell>
        </table:table-row>
        <table:table-row table:style-name="ro1">
          <table:table-cell office:value-type="string">
            <text:p>46 cm</text:p>
          </table:table-cell>
          <table:table-cell office:value-type="string">
            <text:p>4 cm</text:p>
          </table:table-cell>
          <table:table-cell office:value-type="string">
            <text:p>12 rad</text:p>
          </table:table-cell>
        </table:table-row>
        <table:table-row table:style-name="ro1">
          <table:table-cell office:value-type="string">
            <text:p>48 cm</text:p>
          </table:table-cell>
          <table:table-cell office:value-type="string">
            <text:p>2.4 cm</text:p>
          </table:table-cell>
          <table:table-cell office:value-type="string">
            <text:p>20 rad</text:p>
          </table:table-cell>
        </table:table-row>
        <table:table-row table:style-name="ro1">
          <table:table-cell office:value-type="string">
            <text:p>46 cm</text:p>
          </table:table-cell>
          <table:table-cell office:value-type="string">
            <text:p>1.4 cm</text:p>
          </table:table-cell>
          <table:table-cell office:value-type="string">
            <text:p>30 rad</text:p>
          </table:table-cell>
        </table:table-row>
        <table:table-row table:style-name="ro1">
          <table:table-cell office:value-type="string">
            <text:p>44 cm</text:p>
          </table:table-cell>
          <table:table-cell office:value-type="string">
            <text:p>.48 cm</text:p>
          </table:table-cell>
          <table:table-cell office:value-type="string">
            <text:p>100 ra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25">03/25/2006</text:date>, <text:time>16:0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3-25T15:56:12</meta:creation-date>
    <dc:creator>Samuel Harkness</dc:creator>
    <dc:date>2006-03-25T16:05:16</dc:date>
    <dc:language>en-US</dc:language>
    <meta:editing-cycles>2</meta:editing-cycles>
    <meta:editing-duration>PT9M4S</meta:editing-duration>
    <meta:user-defined meta:name="Info 1"/>
    <meta:user-defined meta:name="Info 2"/>
    <meta:user-defined meta:name="Info 3"/>
    <meta:user-defined meta:name="Info 4"/>
    <meta:document-statistic meta:table-count="1" meta:cell-count="15"/>
  </office:meta>
</office:document-meta>
</file>